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style>
    <style:style style:name="P127" style:parent-style-name="ListBullet" style:family="paragraph">
      <style:paragraph-properties fo:margin-left="0.25in" fo:text-indent="-0.25in">
        <style:tab-stops/>
      </style:paragraph-properties>
    </style:style>
    <style:style style:name="P128" style:parent-style-name="ListBullet" style:family="paragraph">
      <style:paragraph-properties fo:margin-left="0.25in" fo:text-indent="-0.25in">
        <style:tab-stops/>
      </style:paragraph-properties>
      <style:text-properties fo:font-weight="bold" style:font-weight-asian="bold"/>
    </style:style>
    <style:style style:name="P129" style:parent-style-name="ListBullet" style:family="paragraph">
      <style:paragraph-properties fo:margin-left="0.25in" fo:text-indent="-0.25in">
        <style:tab-stops/>
      </style:paragraph-properties>
      <style:text-properties fo:font-weight="bold" style:font-weight-asian="bold"/>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text-properties fo:font-weight="bold" style:font-weight-asian="bold"/>
    </style:style>
    <style:style style:name="P136" style:parent-style-name="ListBullet" style:family="paragraph">
      <style:paragraph-properties fo:margin-left="0.25in" fo:text-indent="-0.25in">
        <style:tab-stops/>
      </style:paragraph-properties>
      <style:text-properties fo:font-weight="bold" style:font-weight-asian="bold"/>
    </style:style>
    <style:style style:name="P137" style:parent-style-name="ListBullet" style:family="paragraph">
      <style:paragraph-properties fo:margin-left="0.25in" fo:text-indent="-0.25in">
        <style:tab-stops/>
      </style:paragraph-properties>
    </style:style>
    <style:style style:name="P138" style:parent-style-name="ListBullet" style:family="paragraph">
      <style:paragraph-properties fo:margin-left="0.25in" fo:text-indent="-0.25in">
        <style:tab-stops/>
      </style:paragraph-properties>
    </style:style>
    <style:style style:name="P139" style:parent-style-name="ListBullet" style:family="paragraph">
      <style:paragraph-properties fo:margin-left="0.25in" fo:text-indent="-0.25in">
        <style:tab-stops/>
      </style:paragraph-properties>
    </style:style>
    <style:style style:name="P140" style:parent-style-name="ListBullet" style:family="paragraph">
      <style:paragraph-properties fo:margin-left="0.25in" fo:text-indent="-0.25in">
        <style:tab-stops/>
      </style:paragraph-properties>
    </style:style>
    <style:style style:name="P141" style:parent-style-name="ListBullet" style:family="paragraph">
      <style:paragraph-properties fo:margin-left="0.25in" fo:text-indent="-0.25in">
        <style:tab-stops/>
      </style:paragraph-properties>
    </style:style>
    <style:style style:name="P142" style:parent-style-name="ListBullet" style:family="paragraph">
      <style:paragraph-properties fo:margin-left="0.25in" fo:text-indent="-0.25in">
        <style:tab-stops/>
      </style:paragraph-properties>
    </style:style>
    <style:style style:name="P143" style:parent-style-name="ListBullet" style:family="paragraph">
      <style:paragraph-properties fo:margin-left="0.25in" fo:text-indent="-0.25in">
        <style:tab-stops/>
      </style:paragraph-properties>
    </style:style>
    <style:style style:name="P144" style:parent-style-name="ListBullet" style:family="paragraph">
      <style:paragraph-properties fo:margin-left="0.25in" fo:text-indent="-0.25in">
        <style:tab-stops/>
      </style:paragraph-properties>
    </style:style>
    <style:style style:name="P145" style:parent-style-name="ListBullet" style:family="paragraph">
      <style:paragraph-properties fo:margin-left="0.25in" fo:text-indent="-0.25in">
        <style:tab-stops/>
      </style:paragraph-properties>
    </style:style>
    <style:style style:name="P146" style:parent-style-name="ListBullet" style:family="paragraph">
      <style:paragraph-properties fo:margin-left="0.25in" fo:text-indent="-0.25in">
        <style:tab-stops/>
      </style:paragraph-properties>
      <style:text-properties fo:font-weight="bold" style:font-weight-asian="bold"/>
    </style:style>
    <style:style style:name="P147" style:parent-style-name="ListBullet" style:family="paragraph">
      <style:paragraph-properties fo:margin-left="0.25in" fo:text-indent="-0.25in">
        <style:tab-stops/>
      </style:paragraph-properties>
      <style:text-properties fo:font-weight="bold" style:font-weight-asian="bold"/>
    </style:style>
    <style:style style:name="P148" style:parent-style-name="ListBullet" style:family="paragraph">
      <style:paragraph-properties fo:margin-left="0.25in" fo:text-indent="-0.25in">
        <style:tab-stops/>
      </style:paragraph-properties>
    </style:style>
    <style:style style:name="P149" style:parent-style-name="ListBullet" style:family="paragraph">
      <style:paragraph-properties fo:margin-left="0.25in" fo:text-indent="-0.25in">
        <style:tab-stops/>
      </style:paragraph-properties>
    </style:style>
    <style:style style:name="T150" style:parent-style-name="DefaultParagraphFont" style:family="text">
      <style:text-properties style:font-name="Verdana" fo:color="#000000" fo:font-size="10pt" style:font-size-asian="10pt" style:font-size-complex="10pt"/>
    </style:style>
    <style:style style:name="T151" style:parent-style-name="DefaultParagraphFont" style:family="text">
      <style:text-properties style:font-name="Verdana" fo:color="#000000" fo:font-size="10pt" style:font-size-asian="10pt" style:font-size-complex="10pt"/>
    </style:style>
    <style:style style:name="T152" style:parent-style-name="apple-converted-space" style:family="text">
      <style:text-properties style:font-name="Verdana" fo:color="#000000" fo:font-size="10pt" style:font-size-asian="10pt" style:font-size-complex="10pt"/>
    </style:style>
    <style:style style:name="T153"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54" style:parent-style-name="DefaultParagraphFont" style:family="text">
      <style:text-properties style:font-name="Verdana" fo:color="#000000" fo:font-size="10pt" style:font-size-asian="10pt" style:font-size-complex="10pt"/>
    </style:style>
    <style:style style:name="P155"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6"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7" style:parent-style-name="ListBullet" style:family="paragraph">
      <style:paragraph-properties fo:margin-left="0.25in" fo:text-indent="-0.25in">
        <style:tab-stops/>
      </style:paragraph-properties>
    </style:style>
    <style:style style:name="T158" style:parent-style-name="Hyperlink" style:family="text">
      <style:text-properties fo:font-weight="bold" style:font-weight-asian="bold"/>
    </style:style>
    <style:style style:name="T159" style:parent-style-name="DefaultParagraphFont" style:family="text">
      <style:text-properties fo:font-weight="bold" style:font-weight-asian="bold"/>
    </style:style>
    <style:style style:name="P160" style:parent-style-name="ListBullet" style:family="paragraph">
      <style:paragraph-properties fo:margin-left="0.25in" fo:text-indent="-0.25in">
        <style:tab-stops/>
      </style:paragraph-properties>
      <style:text-properties fo:font-weight="bold" style:font-weight-asian="bold"/>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style:style style:name="P164" style:parent-style-name="ListBullet" style:family="paragraph">
      <style:paragraph-properties fo:margin-left="0.25in" fo:text-indent="-0.25in">
        <style:tab-stops/>
      </style:paragraph-properties>
    </style:style>
    <style:style style:name="P165" style:parent-style-name="ListBullet" style:family="paragraph">
      <style:paragraph-properties fo:margin-left="0.25in" fo:text-indent="-0.25in">
        <style:tab-stops/>
      </style:paragraph-properties>
    </style:style>
    <style:style style:name="P166" style:parent-style-name="ListBullet" style:family="paragraph">
      <style:paragraph-properties fo:margin-left="0.25in" fo:text-indent="-0.25in">
        <style:tab-stops/>
      </style:paragraph-properties>
    </style:style>
    <style:style style:name="P167" style:parent-style-name="ListBullet" style:family="paragraph">
      <style:paragraph-properties fo:margin-left="0.25in" fo:text-indent="-0.25in">
        <style:tab-stops/>
      </style:paragraph-properties>
    </style:style>
    <style:style style:name="P168" style:parent-style-name="ListBullet" style:family="paragraph">
      <style:paragraph-properties fo:margin-left="0.25in" fo:text-indent="-0.25in">
        <style:tab-stops/>
      </style:paragraph-properties>
    </style:style>
    <style:style style:name="P169" style:parent-style-name="ListBullet" style:family="paragraph">
      <style:paragraph-properties fo:margin-left="0.25in" fo:text-indent="-0.25in">
        <style:tab-stops/>
      </style:paragraph-properties>
    </style:style>
    <style:style style:name="P170" style:parent-style-name="ListBullet" style:family="paragraph">
      <style:paragraph-properties fo:margin-left="0.25in" fo:text-indent="-0.25in">
        <style:tab-stops/>
      </style:paragraph-properties>
    </style:style>
    <style:style style:name="P171" style:parent-style-name="ListBullet" style:family="paragraph">
      <style:paragraph-properties fo:margin-left="0.25in" fo:text-indent="-0.25in">
        <style:tab-stops/>
      </style:paragraph-properties>
    </style:style>
    <style:style style:name="P172" style:parent-style-name="ListBullet" style:family="paragraph">
      <style:paragraph-properties fo:margin-left="0.25in" fo:text-indent="-0.25in">
        <style:tab-stops/>
      </style:paragraph-properties>
    </style:style>
    <style:style style:name="P173" style:parent-style-name="ListBullet" style:family="paragraph">
      <style:paragraph-properties fo:margin-left="0.25in" fo:text-indent="-0.25in">
        <style:tab-stops/>
      </style:paragraph-properties>
      <style:text-properties fo:font-weight="bold" style:font-weight-asian="bold"/>
    </style:style>
    <style:style style:name="P174" style:parent-style-name="ListBullet" style:family="paragraph">
      <style:paragraph-properties fo:margin-left="0.25in" fo:text-indent="-0.25in">
        <style:tab-stops/>
      </style:paragraph-properties>
      <style:text-properties fo:font-weight="bold" style:font-weight-asian="bold"/>
    </style:style>
    <style:style style:name="P175" style:parent-style-name="ListBullet" style:family="paragraph">
      <style:paragraph-properties fo:margin-left="0.25in" fo:text-indent="-0.25in">
        <style:tab-stops/>
      </style:paragraph-properties>
    </style:style>
    <style:style style:name="P176" style:parent-style-name="ListBullet" style:family="paragraph">
      <style:paragraph-properties fo:margin-left="0.25in" fo:text-indent="-0.25in">
        <style:tab-stops/>
      </style:paragraph-properties>
    </style:style>
    <style:style style:name="P177" style:parent-style-name="ListBullet" style:family="paragraph">
      <style:paragraph-properties fo:margin-left="0.25in" fo:text-indent="-0.25in">
        <style:tab-stops/>
      </style:paragraph-properties>
    </style:style>
    <style:style style:name="P178" style:parent-style-name="ListBullet" style:family="paragraph">
      <style:paragraph-properties fo:margin-left="0.25in" fo:text-indent="-0.25in">
        <style:tab-stops/>
      </style:paragraph-properties>
    </style:style>
    <style:style style:name="P179" style:parent-style-name="ListBullet" style:family="paragraph">
      <style:paragraph-properties fo:margin-left="0.25in" fo:text-indent="-0.25in">
        <style:tab-stops/>
      </style:paragraph-properties>
    </style:style>
    <style:style style:name="P180" style:parent-style-name="ListBullet" style:family="paragraph">
      <style:paragraph-properties fo:margin-left="0.25in" fo:text-indent="-0.25in">
        <style:tab-stops/>
      </style:paragraph-properties>
    </style:style>
    <style:style style:name="P181" style:parent-style-name="ListBullet" style:family="paragraph">
      <style:paragraph-properties fo:margin-left="0.25in" fo:text-indent="-0.25in">
        <style:tab-stops/>
      </style:paragraph-properties>
    </style:style>
    <style:style style:name="P182" style:parent-style-name="ListBullet" style:family="paragraph">
      <style:paragraph-properties fo:margin-left="0.25in" fo:text-indent="-0.25in">
        <style:tab-stops/>
      </style:paragraph-properties>
      <style:text-properties fo:font-weight="bold" style:font-weight-asian="bold"/>
    </style:style>
    <style:style style:name="P183" style:parent-style-name="ListBullet" style:family="paragraph">
      <style:paragraph-properties fo:margin-left="0.25in" fo:text-indent="-0.25in">
        <style:tab-stops/>
      </style:paragraph-properties>
    </style:style>
    <style:style style:name="T184" style:parent-style-name="DefaultParagraphFont" style:family="text">
      <style:text-properties fo:font-weight="bold" style:font-weight-asian="bold"/>
    </style:style>
    <style:style style:name="P185" style:parent-style-name="ListBullet" style:family="paragraph">
      <style:paragraph-properties fo:margin-left="0.25in" fo:text-indent="-0.25in">
        <style:tab-stops/>
      </style:paragraph-properties>
    </style:style>
    <style:style style:name="P186" style:parent-style-name="ListBullet" style:family="paragraph">
      <style:paragraph-properties fo:margin-left="0.25in" fo:text-indent="-0.25in">
        <style:tab-stops/>
      </style:paragraph-properties>
    </style:style>
    <style:style style:name="P187" style:parent-style-name="ListBullet" style:family="paragraph">
      <style:paragraph-properties fo:margin-left="0.25in" fo:text-indent="-0.25in">
        <style:tab-stops/>
      </style:paragraph-properties>
    </style:style>
    <style:style style:name="P188" style:parent-style-name="ListBullet" style:family="paragraph">
      <style:paragraph-properties fo:margin-left="0.25in" fo:text-indent="-0.25in">
        <style:tab-stops/>
      </style:paragraph-properties>
    </style:style>
    <style:style style:name="P189" style:parent-style-name="ListBullet" style:family="paragraph">
      <style:paragraph-properties fo:margin-left="0.25in" fo:text-indent="-0.25in">
        <style:tab-stops/>
      </style:paragraph-properties>
    </style:style>
    <style:style style:name="P190" style:parent-style-name="ListBullet" style:family="paragraph">
      <style:paragraph-properties fo:margin-left="0.25in" fo:text-indent="-0.25in">
        <style:tab-stops/>
      </style:paragraph-properties>
    </style:style>
    <style:style style:name="P191"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Tabu search definition<text:s/><text:a xlink:href="http://www.cleveralgorithms.com/nature-inspired/stochastic/tabu_search.html" office:target-frame-name="_top" xlink:show="replace"><text:span text:style-name="Hyperlink">http://www.cleveralgorithms.com/nature-inspired/stochastic/tabu_search.html</text:span></text:a><text:s/></text:p>
      <text:p text:style-name="P126">simulated annealing<text:s/><text:a xlink:href="http://uk.mathworks.com/help/gads/what-is-simulated-annealing.html?s_tid=gn_loc_drop" office:target-frame-name="_top" xlink:show="replace"><text:span text:style-name="Hyperlink">http://uk.ma</text:span><text:span text:style-name="Hyperlink">thworks.com/help/gads/what-is-simulated-annealing.html?s_tid=gn_loc_drop</text:span></text:a><text:s/></text:p>
      <text:p text:style-name="P127"/>
      <text:p text:style-name="P128">Zodiac</text:p>
      <text:p text:style-name="P129"/>
      <text:p text:style-name="P130">408 cipher image<text:s/><text:a xlink:href="http://mk-zodiac.com/game.html" office:target-frame-name="_top" xlink:show="replace"><text:span text:style-name="Hyperlink">http://mk-zodiac.com/game.html</text:span></text:a><text:s/></text:p>
      <text:p text:style-name="P131">Hardens<text:s/><text:a xlink:href="http://www.zodiacciphers.com/complete-408-cipher.html" office:target-frame-name="_top" xlink:show="replace"><text:span text:style-name="Hyperlink">http://www.zodiacciphers.com/complete-408-cipher.html</text:span></text:a><text:s/></text:p>
      <text:p text:style-name="P132">304 cipher image<text:s/><text:a xlink:href="http://zodiackillerciphers.com/wiki/images/7/7d/340-cipher-hi-resolution.jpg" office:target-frame-name="_top" xlink:show="replace"><text:span text:style-name="Hyperlink">http://zodiackillerci</text:span><text:span text:style-name="Hyperlink">phers.com/wiki/images/7/7d/340-cipher-hi-resolution.jpg</text:span></text:a><text:s/></text:p>
      <text:p text:style-name="P133"/>
      <text:p text:style-name="P134"/>
      <text:p text:style-name="P135">Prior work</text:p>
      <text:p text:style-name="P136"/>
      <text:p text:style-name="P137">Solving simple substitution ciphers<text:s/><text:a xlink:href="https://people.csail.mit.edu/hasinoff/pubs/hasinoff-quipster-2003.pdf" office:target-frame-name="_top" xlink:show="replace"><text:span text:style-name="Hyperlink">https://people.csail.mit.edu/hasinoff/pubs/hasinoff-quipster-2</text:span><text:span text:style-name="Hyperlink">003.pdf</text:span></text:a><text:s/><text:tab/></text:p>
      <text:p text:style-name="P138">Genetic algorithm to solve a transposition cipher<text:s/><text:a xlink:href="http://www.ijfcc.org/papers/335-F1006.pdf" office:target-frame-name="_top" xlink:show="replace"><text:span text:style-name="Hyperlink">http://www.ijfcc.org/papers/335-F1006.pdf</text:span></text:a><text:s/></text:p>
      <text:p text:style-name="P139">Comparing ga tabu and simulated annealing for transposition ciphers<text:s/><text:a xlink:href="http://www.jatit.org/volumes/research-papers/Vol5No4/3Vol5No4.pdf" office:target-frame-name="_top" xlink:show="replace"><text:span text:style-name="Hyperlink">http://www.jatit.org/volumes/research-papers/Vol5No4/3Vol5No4.pdf</text:span></text:a><text:s/></text:p>
      <text:p text:style-name="P140"><text:a xlink:href="http://zodiackillerciphers.com/wiki/index.php?title=FBI_analysis_from_Dan_Olson" office:target-frame-name="_top" xlink:show="replace"><text:span text:style-name="Hyperlink">http://zodiackillerciphers.com/wiki</text:span><text:span text:style-name="Hyperlink">/index.php?title=FBI_analysis_from_Dan_Olson</text:span></text:a><text:s/>random filler in text, likely homophonic</text:p>
      <text:p text:style-name="P141">Z340 ga http://scholarworks.sjsu.edu/cgi/viewcontent.cgi?article=1055&amp;context=etd_projects</text:p>
      <text:p text:style-name="P142">Z340 HCA<text:s/><text:a xlink:href="http://scholarworks.sjsu.edu/cgi/viewcontent.cgi?article=4566&amp;context=etd_theses" office:target-frame-name="_top" xlink:show="replace"><text:span text:style-name="Hyperlink">http://scholarworks.sjsu.edu/cgi/viewcontent.cgi?article</text:span><text:bookmark-start text:name="_Hlt480377855"/><text:bookmark-start text:name="_Hlt480377856"/><text:span text:style-name="Hyperlink">=</text:span><text:bookmark-end text:name="_Hlt480377855"/><text:bookmark-end text:name="_Hlt480377856"/><text:span text:style-name="Hyperlink">4566&amp;context=etd_theses</text:span></text:a><text:s/></text:p>
      <text:p text:style-name="P143"/>
      <text:p text:style-name="P144">crib<text:s/><text:a xlink:href="http://www.ellsbury.com/bombe1.htm" office:target-frame-name="_top" xlink:show="replace"><text:span text:style-name="Hyperlink">http://www.ellsbury.com/bombe1.htm</text:span></text:a><text:s/><text:tab/></text:p>
      <text:p text:style-name="P145"/>
      <text:p text:style-name="P146">Analysis<text:s/></text:p>
      <text:p text:style-name="P147"/>
      <text:p text:style-name="P148">Hill climbing algorithm details</text:p>
      <text:p text:style-name="P149"><text:span text:style-name="T150">Simon,<text:s/></text:span><text:span text:style-name="T151">D (2013-06-13).</text:span><text:span text:style-name="T152"> </text:span><text:span text:style-name="T153">Evolutionary Optimization Algorithms</text:span><text:span text:style-name="T154">. London: John Wiley &amp; Sons, Incorporated. 21-24.<text:s/></text:span></text:p>
      <text:p text:style-name="P155"/>
      <text:p text:style-name="P156">Genetic algorithm details<text:s/></text:p>
      <text:p text:style-name="P157"><text:a xlink:href="http://www.iue.tuwien.ac.at/phd/heitzinger/node35.html" office:target-frame-name="_top" xlink:show="replace"><text:span text:style-name="T158">http://www.iue.tuwien.ac.at/phd/heitzinger/node35.html</text:span></text:a><text:span text:style-name="T159"><text:s/></text:span></text:p>
      <text:p text:style-name="P160"/>
      <text:p text:style-name="P161">frequency analysis</text:p>
      <text:p text:style-name="P162"/>
      <text:p text:style-name="P163"><text:a xlink:href="https://learncryptography.com/attack-vectors/frequency-analysis" office:target-frame-name="_top" xlink:show="replace"><text:span text:style-name="Hyperlink">https://learncryptography.com/attack-vectors/frequency-analysis</text:span></text:a><text:s/></text:p>
      <text:p text:style-name="P164"/>
      <text:p text:style-name="P165"/>
      <text:soft-page-break/>
      <text:p text:style-name="P166">levenshtein distance</text:p>
      <text:p text:style-name="P167"><text:a xlink:href="http://www.levenshtein.net/" office:target-frame-name="_top" xlink:show="replace"><text:span text:style-name="Hyperlink">http://www.levenshtein.net/</text:span></text:a><text:s/></text:p>
      <text:p text:style-name="P168"/>
      <text:p text:style-name="P169">trie data structure</text:p>
      <text:p text:style-name="P170"/>
      <text:p text:style-name="P171"><text:a xlink:href="http://www.geeksforgeeks.org/trie-insert-and-search/" office:target-frame-name="_top" xlink:show="replace"><text:span text:style-name="Hyperlink">http://www.geeksforgeeks.org/trie-insert-and-search/</text:span></text:a><text:s/></text:p>
      <text:p text:style-name="P172"/>
      <text:p text:style-name="P173">Research method</text:p>
      <text:p text:style-name="P174"/>
      <text:p text:style-name="P175">Agile<text:s/><text:a xlink:href="http://agilemethodology.org/" office:target-frame-name="_top" xlink:show="replace"><text:span text:style-name="Hyperlink">http://agilemethodology.org/</text:span></text:a><text:s/></text:p>
      <text:p text:style-name="P176">Benefits of agile<text:s/><text:a xlink:href="http://www.rsrit.com/Documents/AgileMethodology_ReliableSoftware.pdf" office:target-frame-name="_top" xlink:show="replace"><text:span text:style-name="Hyperlink">http://www.rsrit.com/Documents/AgileMethodology_ReliableSoftware.pdf</text:span></text:a><text:s/></text:p>
      <text:p text:style-name="P177"/>
      <text:p text:style-name="P178">Scrum<text:s/><text:a xlink:href="https://www.scrumalliance.org/why-scrum" office:target-frame-name="_top" xlink:show="replace"><text:span text:style-name="Hyperlink">https://www.scrumalliance.org/why-scrum</text:span></text:a><text:s/></text:p>
      <text:p text:style-name="P179"><text:a xlink:href="https://www.cprime.com/resources/what-is-agile-what-is-scrum/" office:target-frame-name="_top" xlink:show="replace"><text:span text:style-name="Hyperlink">https://www.cprime.com/resources/what-is-agile-what-is-scrum/</text:span></text:a><text:s/></text:p>
      <text:p text:style-name="P180"/>
      <text:p text:style-name="P181"/>
      <text:p text:style-name="P182">Tools</text:p>
      <text:p text:style-name="P183"><text:span text:style-name="T184"><text:s/></text:span></text:p>
      <text:p text:style-name="P185">What is an ide?<text:s/><text:a xlink:href="http://searchsoftwarequality.techtarget.com/definition/integrated-development-environment" office:target-frame-name="_top" xlink:show="replace"><text:span text:style-name="Hyperlink">http://searchsoftwarequality.techtarget.com/definition/integrated-development-environment</text:span></text:a><text:s/></text:p>
      <text:p text:style-name="P186">Eclipse main website<text:s/><text:a xlink:href="https://eclipse.org/" office:target-frame-name="_top" xlink:show="replace"><text:span text:style-name="Hyperlink">https://eclipse.org/</text:span></text:a><text:s/></text:p>
      <text:p text:style-name="P187">Jautodoc<text:s/><text:a xlink:href="http://jautodoc.sourceforge.net/" office:target-frame-name="_top" xlink:show="replace"><text:span text:style-name="Hyperlink">http://jautodoc.sourceforge.net/</text:span></text:a></text:p>
      <text:p text:style-name="P188">Maven<text:s/><text:a xlink:href="https://maven.apache.org/" office:target-frame-name="_top" xlink:show="replace"><text:span text:style-name="Hyperlink">https://maven.apache.org/</text:span></text:a><text:s/></text:p>
      <text:p text:style-name="P189"><text:s text:c="2"/>Version control<text:s/><text:a xlink:href="http://oss-watch.ac.uk/resources/versioncontrol" office:target-frame-name="_top" xlink:show="replace"><text:span text:style-name="Hyperlink">http://oss-watch.ac.uk/resources/versioncontrol</text:span></text:a><text:s/></text:p>
      <text:p text:style-name="P190"/>
      <text:p text:style-name="P191">Mockito<text:s/><text:a xlink:href="http://www.vogella.com/tutorials/Mockito/article.html" office:target-frame-name="_top" xlink:show="replace"><text:span text:style-name="Hyperlink">http://www.vogella.com/tutorials/Mockito/article.html</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23T13:20:00Z</dc:date>
    <meta:template xlink:href="Normal" xlink:type="simple"/>
    <meta:editing-cycles>113</meta:editing-cycles>
    <meta:editing-duration>PT0S</meta:editing-duration>
    <meta:document-statistic meta:page-count="6" meta:paragraph-count="27" meta:word-count="2083" meta:character-count="13932" meta:row-count="98" meta:non-whitespace-character-count="11876"/>
  </office:meta>
</office:document-meta>
</file>